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4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>
      <style:graphic-properties draw:fill-color="#ffffff" draw:auto-grow-height="true" fo:min-height="13.86cm"/>
    </style:style>
    <style:style style:name="pr7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0cm" fo:margin-right="0cm" fo:text-indent="0cm"/>
      <style:text-properties fo:font-size="38pt"/>
    </style:style>
    <style:style style:name="P13" style:family="paragraph">
      <style:paragraph-properties fo:margin-left="1.2cm" fo:margin-right="0cm" text:enable-numbering="true" fo:text-indent="-0.9cm"/>
    </style:style>
    <style:style style:name="T1" style:family="text">
      <style:text-properties fo:font-size="20pt" fo:font-weight="normal"/>
    </style:style>
    <style:style style:name="T2" style:family="text">
      <style:text-properties fo:font-size="36pt"/>
    </style:style>
    <style:style style:name="T3" style:family="text">
      <style:text-properties fo:font-size="3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Oriented Design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OOD transforms the analysis <text:s/>model created using OOA into a design model that serves as a blueprint for software construction</text:p>
              </text:list-item>
            </text:list>
            <text:list text:style-name="L2">
              <text:list-item>
                <text:p text:id="id2" text:style-name="P5">The unique feature of OOD is in its ability to build upon four important software design concepts: abstraction, information hiding, functional independence, and modular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mplexity in OOD</text:p>
          </draw:text-box>
        </draw:frame>
        <draw:frame presentation:style-name="pr6" draw:text-style-name="P5" draw:layer="layout" svg:width="25.199cm" svg:height="13.911cm" svg:x="1.4cm" svg:y="4.914cm" presentation:class="outline" presentation:user-transformed="true">
          <draw:text-box>
            <text:list text:style-name="L2">
              <text:list-item>
                <text:p text:id="id3" text:style-name="P5">Designing OO software is hard, designing reusable software is even harder</text:p>
              </text:list-item>
            </text:list>
            <text:list text:style-name="L2">
              <text:list-item>
                <text:list>
                  <text:list-item>
                    <text:p text:id="id4" text:style-name="P6">Find pertinent 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6">Factor them into classes at right granula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6">Define class interfaces and inheritance 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6">Design should be problem specific but must be general enough to address future problems and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6">Avoid re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custom-shape draw:style-name="gr3" draw:text-style-name="P7" draw:layer="layout" svg:width="18.415cm" svg:height="14.605cm" svg:x="3.81cm" svg:y="4.445cm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5.715cm" svg:y1="16.51cm" svg:x2="20.32cm" svg:y2="16.51cm">
          <text:p text:style-name="P2"/>
        </draw:line>
        <draw:line draw:style-name="gr4" draw:text-style-name="P7" draw:layer="layout" svg:x1="6.985cm" svg:y1="13.97cm" svg:x2="19.05cm" svg:y2="13.97cm">
          <text:p text:style-name="P2"/>
        </draw:line>
        <draw:line draw:style-name="gr4" draw:text-style-name="P7" draw:layer="layout" svg:x1="8.89cm" svg:y1="10.795cm" svg:x2="17.145cm" svg:y2="10.795cm">
          <text:p text:style-name="P2"/>
        </draw:line>
        <draw:line draw:style-name="gr4" draw:text-style-name="P7" draw:layer="layout" svg:x1="10.795cm" svg:y1="8.255cm" svg:x2="15.24cm" svg:y2="8.255cm">
          <text:p text:style-name="P2"/>
        </draw:line>
        <draw:frame draw:style-name="gr5" draw:text-style-name="P2" draw:layer="layout" svg:width="9.525cm" svg:height="0.987cm" svg:x="8.89cm" svg:y="17.145cm">
          <draw:text-box>
            <text:p text:id="id9" text:style-name="P2">Subsystem design</text:p>
          </draw:text-box>
        </draw:frame>
        <draw:frame draw:style-name="gr6" draw:text-style-name="P2" draw:layer="layout" svg:width="9.525cm" svg:height="0.987cm" svg:x="8.255cm" svg:y="14.605cm">
          <draw:text-box>
            <text:p text:style-name="P2"/>
          </draw:text-box>
        </draw:frame>
        <draw:frame draw:style-name="gr5" draw:text-style-name="P2" draw:layer="layout" svg:width="10.795cm" svg:height="0.987cm" svg:x="7.62cm" svg:y="14.888cm">
          <draw:text-box>
            <text:p text:id="id10" text:style-name="P2">Class and object design</text:p>
          </draw:text-box>
        </draw:frame>
        <draw:frame draw:style-name="gr5" draw:text-style-name="P2" draw:layer="layout" svg:width="8.255cm" svg:height="0.987cm" svg:x="8.89cm" svg:y="12.065cm">
          <draw:text-box>
            <text:p text:id="id11" text:style-name="P2">Message Design</text:p>
          </draw:text-box>
        </draw:frame>
        <draw:frame draw:style-name="gr5" draw:text-style-name="P2" draw:layer="layout" svg:width="10.795cm" svg:height="0.987cm" svg:x="8.255cm" svg:y="8.89cm">
          <draw:text-box>
            <text:p text:id="id12" text:style-name="P2">Responsibilities Desig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" text:style-name="P5">Subsystem Layer</text:p>
              </text:list-item>
            </text:list>
            <text:list text:style-name="L2">
              <text:list-item>
                <text:list>
                  <text:list-item>
                    <text:p text:id="id14" text:style-name="P6">Representations of the subsystems that enable the software to achieve customer requirements and implement technical infrastructure</text:p>
                  </text:list-item>
                </text:list>
              </text:list-item>
            </text:list>
            <text:list text:style-name="L2">
              <text:list-item>
                <text:p text:id="id15" text:style-name="P5">Class and Object design</text:p>
              </text:list-item>
            </text:list>
            <text:list text:style-name="L2">
              <text:list-item>
                <text:list>
                  <text:list-item>
                    <text:p text:id="id16" text:style-name="P6">Class hierarchies and design representations of objec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7" text:style-name="P5">Message Layer</text:p>
              </text:list-item>
            </text:list>
            <text:list text:style-name="L2">
              <text:list-item>
                <text:list>
                  <text:list-item>
                    <text:p text:id="id18" text:style-name="P6">Details that enable each object to communicate with its collaborators, both internal and external interfaces</text:p>
                  </text:list-item>
                </text:list>
              </text:list-item>
            </text:list>
            <text:list text:style-name="L2">
              <text:list-item>
                <text:p text:id="id19" text:style-name="P5">Responsibilities Layer</text:p>
              </text:list-item>
            </text:list>
            <text:list text:style-name="L2">
              <text:list-item>
                <text:list>
                  <text:list-item>
                    <text:p text:id="id20" text:style-name="P6">Contains the data structures and algorithmic design for all attributes and operations for each objec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Model</text:p>
          </draw:text-box>
        </draw:frame>
        <draw:custom-shape draw:style-name="gr7" draw:text-style-name="P7" draw:layer="layout" svg:width="15.24cm" svg:height="15.24cm" svg:x="6.985cm" svg:y="3.81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7" draw:text-style-name="P7" draw:layer="layout" svg:width="11.43cm" svg:height="11.43cm" svg:x="8.89cm" svg:y="5.71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7" draw:layer="layout" svg:width="4.445cm" svg:height="4.445cm" svg:x="12.7cm" svg:y="8.89cm">
          <text:p text:id="id21" text:style-name="P8">Use Case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7" draw:layer="layout" svg:x1="14.605cm" svg:y1="5.715cm" svg:x2="14.605cm" svg:y2="8.89cm">
          <text:p text:style-name="P2"/>
        </draw:line>
        <draw:line draw:style-name="gr4" draw:text-style-name="P7" draw:layer="layout" svg:x1="13.335cm" svg:y1="12.7cm" svg:x2="10.16cm" svg:y2="14.605cm">
          <text:p text:style-name="P2"/>
        </draw:line>
        <draw:line draw:style-name="gr4" draw:text-style-name="P7" draw:layer="layout" svg:x1="16.51cm" svg:y1="12.7cm" svg:x2="19.05cm" svg:y2="15.24cm">
          <text:p text:style-name="P2"/>
        </draw:line>
        <draw:frame draw:style-name="gr5" draw:text-style-name="P2" draw:layer="layout" svg:width="17.145cm" svg:height="0.987cm" svg:x="7.62cm" svg:y="4.093cm">
          <draw:text-box>
            <text:p text:id="id25" text:style-name="P2">Attributes, operations, collaborations</text:p>
          </draw:text-box>
        </draw:frame>
        <draw:frame draw:style-name="gr5" draw:text-style-name="P2" draw:layer="layout" svg:width="3.81cm" svg:height="2.959cm" svg:x="8.89cm" svg:y="8.255cm">
          <draw:text-box>
            <text:p text:id="id22" text:style-name="P2">CRC index cards</text:p>
          </draw:text-box>
        </draw:frame>
        <draw:frame draw:style-name="gr5" draw:text-style-name="P2" draw:layer="layout" svg:width="7.62cm" svg:height="2.959cm" svg:x="17.78cm" svg:y="8.255cm">
          <draw:text-box>
            <text:p text:id="id23" text:style-name="P2">Object-Relationship Model</text:p>
          </draw:text-box>
        </draw:frame>
        <draw:frame draw:style-name="gr5" draw:text-style-name="P2" draw:layer="layout" svg:width="5.715cm" svg:height="2.959cm" svg:x="12.065cm" svg:y="14.605cm">
          <draw:text-box>
            <text:p text:id="id24" text:style-name="P2">Object-Behavioral Mode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6" text:style-name="P5">Difficult to differentiate OOA from OOD</text:p>
              </text:list-item>
            </text:list>
            <text:list text:style-name="L2">
              <text:list-item>
                <text:p text:id="id27" text:style-name="P5">In essence OOA is a classification activity</text:p>
              </text:list-item>
            </text:list>
            <text:list text:style-name="L2">
              <text:list-item>
                <text:list>
                  <text:list-item>
                    <text:p text:id="id28" text:style-name="P6">Determine the classes of objects as solution is develop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6">Determines object relationships and behavior</text:p>
                  </text:list-item>
                </text:list>
              </text:list-item>
            </text:list>
            <text:list text:style-name="L2">
              <text:list-item>
                <text:p text:id="id30" text:style-name="P5">OOD </text:p>
              </text:list-item>
            </text:list>
            <text:list text:style-name="L2">
              <text:list-item>
                <text:list>
                  <text:list-item>
                    <text:p text:id="id31" text:style-name="P6">Indicate the objects derived from the classes and how these objects interrelate with one anoth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 Flow for OOD</text:p>
          </draw:text-box>
        </draw:frame>
        <draw:custom-shape draw:style-name="gr9" draw:text-style-name="P7" draw:layer="layout" svg:width="8.89cm" svg:height="5.08cm" svg:x="9.525cm" svg:y="5.715cm">
          <text:p text:style-name="P2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7" draw:layer="layout" svg:width="8.89cm" svg:height="5.08cm" draw:transform="rotate (3.1415926535892) translate (18.415cm 15.24cm)">
          <text:p text:style-name="P2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7" draw:id="id32" draw:layer="layout" svg:width="5.715cm" svg:height="3.175cm" svg:x="3.81cm" svg:y="5.08cm">
          <text:p text:style-name="P8">Analysis</text:p>
          <draw:enhanced-geometry svg:viewBox="0 0 21600 21600" draw:type="rectangle" draw:enhanced-path="M 0 0 L 21600 0 21600 21600 0 21600 0 0 Z N"/>
        </draw:custom-shape>
        <draw:custom-shape draw:style-name="gr10" draw:text-style-name="P7" draw:id="id33" draw:layer="layout" svg:width="5.715cm" svg:height="3.175cm" svg:x="19.685cm" svg:y="5.08cm">
          <text:p text:style-name="P8">Object Design</text:p>
          <draw:enhanced-geometry svg:viewBox="0 0 21600 21600" draw:type="rectangle" draw:enhanced-path="M 0 0 L 21600 0 21600 21600 0 21600 0 0 Z N"/>
        </draw:custom-shape>
        <draw:custom-shape draw:style-name="gr10" draw:text-style-name="P7" draw:id="id34" draw:layer="layout" svg:width="5.715cm" svg:height="3.175cm" svg:x="11.43cm" svg:y="15.875cm">
          <text:p text:style-name="P8">System Design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35" text:style-name="P5">After a sufficient OOA model is developed, concentrate on the design</text:p>
              </text:list-item>
            </text:list>
            <text:list text:style-name="L2">
              <text:list-item>
                <text:p text:id="id36" text:style-name="P5">Start by describing the characteristics of the subsystem required to implement both customer requirements and the support environment necessary</text:p>
              </text:list-item>
            </text:list>
            <text:list text:style-name="L2">
              <text:list-item>
                <text:list>
                  <text:list-item>
                    <text:p text:id="id37" text:style-name="P6">Subsystem 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8" text:style-name="P5">Basic subsystem design components</text:p>
              </text:list-item>
            </text:list>
            <text:list text:style-name="L2">
              <text:list-item>
                <text:list>
                  <text:list-item>
                    <text:p text:id="id39" text:style-name="P6">Problem doma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0" text:style-name="P10">For directly implementing customer require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1" text:style-name="P6">Human intera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2" text:style-name="P10">UI, including reusable UI compon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6">Task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4" text:style-name="P10">Controlling and coordinating concurrent task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6">Data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6" text:style-name="P10">Storage and retrieval of ob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5">After subsystem design, object design comes next</text:p>
              </text:list-item>
            </text:list>
            <text:list text:style-name="L2">
              <text:list-item>
                <text:p text:id="id48" text:style-name="P5">Elements of the CRC model are translated into design realiz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3T3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Object Design</text:span></text:p>
          </draw:text-box>
        </draw:frame>
        <draw:frame presentation:style-name="pr6" draw:text-style-name="P5" draw:layer="layout" svg:width="12.296cm" svg:height="13.86cm" svg:x="1.4cm" svg:y="4.914cm" presentation:class="outline">
          <draw:text-box>
            <text:list text:style-name="L2">
              <text:list-item>
                <text:p text:style-name="P5">OOA Model</text:p>
              </text:list-item>
            </text:list>
            <text:list text:style-name="L2">
              <text:list-item>
                <text:list>
                  <text:list-item>
                    <text:p text:id="id49" text:style-name="P6">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6">Attribu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6">Metho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6">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6">Behavior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12.296cm" svg:height="13.86cm" svg:x="14.311cm" svg:y="4.914cm" presentation:class="outline">
          <draw:text-box>
            <text:list text:style-name="L2">
              <text:list-item>
                <text:p text:style-name="P5">OOD Model</text:p>
              </text:list-item>
            </text:list>
            <text:list text:style-name="L2">
              <text:list-item>
                <text:list>
                  <text:list-item>
                    <text:p text:id="id50" text:style-name="P6">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6">Data struct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6">Algorith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6">Messag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6">Contro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ystem Design Step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9" text:style-name="P5">Partition OOA model into subsystems</text:p>
              </text:list-item>
            </text:list>
            <text:list text:style-name="L2">
              <text:list-item>
                <text:p text:id="id60" text:style-name="P5">Identify concurrency dictated by the problem</text:p>
              </text:list-item>
            </text:list>
            <text:list text:style-name="L2">
              <text:list-item>
                <text:p text:id="id61" text:style-name="P5">Allocate the subsystems to processors and tasks</text:p>
              </text:list-item>
            </text:list>
            <text:list text:style-name="L2">
              <text:list-item>
                <text:p text:id="id62" text:style-name="P5">Choose a basic strategy for implementing data management</text:p>
              </text:list-item>
            </text:list>
            <text:list text:style-name="L2">
              <text:list-item>
                <text:p text:id="id63" text:style-name="P5">Identify global resources and control mechanisms required to access the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ystem Design Step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4" text:style-name="P5">Design an appropriate control mechanism for the system</text:p>
              </text:list-item>
            </text:list>
            <text:list text:style-name="L2">
              <text:list-item>
                <text:p text:id="id65" text:style-name="P5">Consider how boundary conditions should be handled</text:p>
              </text:list-item>
            </text:list>
            <text:list text:style-name="L2">
              <text:list-item>
                <text:p text:id="id66" text:style-name="P5">Review and consider trade-off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artition Analysis Model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7" text:style-name="P5">Create subsytems which define a cohesive collection of classes, relationships, and behavior</text:p>
              </text:list-item>
            </text:list>
            <text:list text:style-name="L2">
              <text:list-item>
                <text:p text:id="id68" text:style-name="P5">All elements of a subsystem share a common property</text:p>
              </text:list-item>
            </text:list>
            <text:list text:style-name="L2">
              <text:list-item>
                <text:list>
                  <text:list-item>
                    <text:p text:id="id69" text:style-name="P6">Accomplish same fun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6">Reside within the same hard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1" text:style-name="P6">Manage same class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artition Analysis Model</text:p>
          </draw:text-box>
        </draw:frame>
        <draw:frame presentation:style-name="pr6" draw:text-style-name="P5" draw:layer="layout" svg:width="25.199cm" svg:height="14.221cm" svg:x="1.4cm" svg:y="4.914cm" presentation:class="outline" presentation:user-transformed="true">
          <draw:text-box>
            <text:list text:style-name="L2">
              <text:list-item>
                <text:p text:id="id72" text:style-name="P5">Subsystems are characterized by their responsibilities – services it provides</text:p>
              </text:list-item>
            </text:list>
            <text:list text:style-name="L2">
              <text:list-item>
                <text:p text:id="id73" text:style-name="P5">A service is a collection of operations that performs a specific function</text:p>
              </text:list-item>
            </text:list>
            <text:list text:style-name="L2">
              <text:list-item>
                <text:p text:id="id74" text:style-name="P5">Guidelines for designing subsystems</text:p>
              </text:list-item>
            </text:list>
            <text:list text:style-name="L2">
              <text:list-item>
                <text:list>
                  <text:list-item>
                    <text:p text:id="id75" text:style-name="P6">A subsystem should have a well defined interf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6" text:style-name="P6">Classes within subsystem should communicate only with classes within the subsyste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artition Analysis Model</text:p>
          </draw:text-box>
        </draw:frame>
        <draw:frame presentation:style-name="pr6" draw:text-style-name="P5" draw:layer="layout" svg:width="25.199cm" svg:height="14.559cm" svg:x="1.4cm" svg:y="4.914cm" presentation:class="outline" presentation:user-transformed="true">
          <draw:text-box>
            <text:list text:style-name="L2">
              <text:list-item>
                <text:p text:style-name="P5">Guidelines for designing subsystems</text:p>
              </text:list-item>
            </text:list>
            <text:list text:style-name="L2">
              <text:list-item>
                <text:list>
                  <text:list-item>
                    <text:p text:id="id77" text:style-name="P6">Number of subsystems should be kept sma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8" text:style-name="P6">Subsystems can be partitioned internally to reduce complexity</text:p>
                  </text:list-item>
                </text:list>
              </text:list-item>
            </text:list>
            <text:list text:style-name="L2">
              <text:list-item>
                <text:p text:id="id79" text:style-name="P5">Types of communication between subsystems</text:p>
              </text:list-item>
            </text:list>
            <text:list text:style-name="L2">
              <text:list-item>
                <text:list>
                  <text:list-item>
                    <text:p text:id="id80" text:style-name="P6">client/ser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1" text:style-name="P10">Distinct client or server ro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2" text:style-name="P6">peer-to-pe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3" text:style-name="P10">No distinction between client or serv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currency and Tasks</text:p>
          </draw:text-box>
        </draw:frame>
        <draw:frame presentation:style-name="pr6" draw:text-style-name="P5" draw:layer="layout" svg:width="25.199cm" svg:height="15.608cm" svg:x="1.4cm" svg:y="4.914cm" presentation:class="outline" presentation:user-transformed="true">
          <draw:text-box>
            <text:list text:style-name="L2">
              <text:list-item>
                <text:p text:id="id84" text:style-name="P5">Dynamic aspect of object-behavioral analysis model provide an indication of concurrency among objects</text:p>
              </text:list-item>
            </text:list>
            <text:list text:style-name="L2">
              <text:list-item>
                <text:p text:id="id85" text:style-name="P5">Options for allocating concurrent subsystems</text:p>
              </text:list-item>
            </text:list>
            <text:list text:style-name="L2">
              <text:list-item>
                <text:list>
                  <text:list-item>
                    <text:p text:id="id86" text:style-name="P6">Allocate each subsystem to an independent process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7" text:style-name="P6">Provide concurrency support through operating system features</text:p>
                  </text:list-item>
                </text:list>
              </text:list-item>
            </text:list>
            <text:list text:style-name="L2">
              <text:list-item>
                <text:p text:id="id88" text:style-name="P5">Choice depends on performance, costs, et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currency and Tasks</text:p>
          </draw:text-box>
        </draw:frame>
        <draw:frame presentation:style-name="pr6" draw:text-style-name="P5" draw:layer="layout" svg:width="25.199cm" svg:height="14.121cm" svg:x="1.4cm" svg:y="4.914cm" presentation:class="outline" presentation:user-transformed="true">
          <draw:text-box>
            <text:list text:style-name="L2">
              <text:list-item>
                <text:p text:id="id89" text:style-name="P5">Concurrent tasks are defined by examining the STD for each object</text:p>
              </text:list-item>
            </text:list>
            <text:list text:style-name="L2">
              <text:list-item>
                <text:list>
                  <text:list-item>
                    <text:p text:id="id90" text:style-name="P6">A thread of control is present when an object is in active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1" text:style-name="P6">It is possible to have multiple threads of control when several objects are in the active state</text:p>
                  </text:list-item>
                </text:list>
              </text:list-item>
            </text:list>
            <text:list text:style-name="L2">
              <text:list-item>
                <text:p text:id="id92" text:style-name="P5">Tasks can be event driven or clock driven</text:p>
              </text:list-item>
            </text:list>
            <text:list text:style-name="L2">
              <text:list-item>
                <text:p text:id="id93" text:style-name="P5">Think of tasks as interrupt or event handl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Management</text:p>
          </draw:text-box>
        </draw:frame>
        <draw:frame presentation:style-name="pr6" draw:text-style-name="P5" draw:layer="layout" svg:width="25.199cm" svg:height="14.52cm" svg:x="1.4cm" svg:y="4.914cm" presentation:class="outline" presentation:user-transformed="true">
          <draw:text-box>
            <text:list text:style-name="L2">
              <text:list-item>
                <text:p text:id="id94" text:style-name="P5">Concerns</text:p>
              </text:list-item>
            </text:list>
            <text:list text:style-name="L3">
              <text:list-item>
                <text:list>
                  <text:list-item>
                    <text:p text:id="id95" text:style-name="P11">Managing data critical to the application itself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6" text:style-name="P11">Creation of an infrastructure for storage and retrieval of objects</text:p>
                  </text:list-item>
                </text:list>
              </text:list-item>
            </text:list>
            <text:list text:style-name="L2">
              <text:list-item>
                <text:p text:id="id97" text:style-name="P5">Layered to isolate low-level requirements</text:p>
              </text:list-item>
            </text:list>
            <text:list text:style-name="L2">
              <text:list-item>
                <text:p text:id="id98" text:style-name="P5">A DBMS is used normally </text:p>
              </text:list-item>
            </text:list>
            <text:list text:style-name="L2">
              <text:list-item>
                <text:list>
                  <text:list-item>
                    <text:p text:id="id99" text:style-name="P6">Objects to manipulate database are members of reusable classes from domain analys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0" text:style-name="P10">ex. JDBC, Hibernate, Torqu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Manag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1" text:style-name="P5">Includes design of attributes and operations required to manage objects</text:p>
              </text:list-item>
            </text:list>
            <text:list text:style-name="L2">
              <text:list-item>
                <text:list>
                  <text:list-item>
                    <text:p text:id="id102" text:style-name="P6">ex. serial id in java, annotations in Hibern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source Manag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3" text:style-name="P5">Define resource manager objects for handling and controlling system resources</text:p>
              </text:list-item>
            </text:list>
            <text:list text:style-name="L2">
              <text:list-item>
                <text:p text:id="id104" text:style-name="P5">Resources are usually external entities</text:p>
              </text:list-item>
            </text:list>
            <text:list text:style-name="L2">
              <text:list-item>
                <text:list>
                  <text:list-item>
                    <text:p text:id="id105" text:style-name="P6">Disk drive, processor, communication line</text:p>
                  </text:list-item>
                </text:list>
              </text:list-item>
            </text:list>
            <text:list text:style-name="L2">
              <text:list-item>
                <text:p text:id="id106" text:style-name="P5">Define a “guardian” object</text:p>
              </text:list-item>
            </text:list>
            <text:list text:style-name="L2">
              <text:list-item>
                <text:list>
                  <text:list-item>
                    <text:p text:id="id107" text:style-name="P6">ex. Toolkit Object in Jav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HCI Compon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8" text:style-name="P5">Inputs come from use case scenarios</text:p>
              </text:list-item>
            </text:list>
            <text:list text:style-name="L2">
              <text:list-item>
                <text:p text:id="id109" text:style-name="P5">A command hierarchy is identified</text:p>
              </text:list-item>
            </text:list>
            <text:list text:style-name="L2">
              <text:list-item>
                <text:list>
                  <text:list-item>
                    <text:p text:id="id110" text:style-name="P6">Menu catego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1" text:style-name="P6">Refined iteratively</text:p>
                  </text:list-item>
                </text:list>
              </text:list-item>
            </text:list>
            <text:list text:style-name="L2">
              <text:list-item>
                <text:p text:id="id112" text:style-name="P5">A variety of HCI development environment exists - reusable</text:p>
              </text:list-item>
            </text:list>
            <text:list text:style-name="L2">
              <text:list-item>
                <text:list>
                  <text:list-item>
                    <text:p text:id="id113" text:style-name="P6">AWT, Swing, SWT, MS Windows, Qt, GT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12" draw:layer="layout" svg:width="25.199cm" svg:height="3.507cm" svg:x="1.4cm" svg:y="0.837cm" presentation:class="title">
          <draw:text-box>
            <text:p text:style-name="P2"><text:span text:style-name="T3"><text:tab/></text:span><text:span text:style-name="T3"><text:tab/></text:span><text:span text:style-name="T3"><text:tab/></text:span><text:span text:style-name="T3">Intersubsystem Communication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4" text:style-name="P5">Extension of object-object communication</text:p>
              </text:list-item>
            </text:list>
            <text:list text:style-name="L2">
              <text:list-item>
                <text:list>
                  <text:list-item>
                    <text:p text:id="id115" text:style-name="P6">Use of messages</text:p>
                  </text:list-item>
                </text:list>
              </text:list-item>
            </text:list>
            <text:list text:style-name="L2">
              <text:list-item>
                <text:p text:id="id116" text:style-name="P13">Specify a contract that exists between two subsystems</text:p>
              </text:list-item>
            </text:list>
            <text:list text:style-name="L2">
              <text:list-item>
                <text:list>
                  <text:list-item>
                    <text:p text:id="id117" text:style-name="P11">Contract provides an indication of the ways in which one subsystem can interact with anoth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12" draw:layer="layout" svg:width="25.199cm" svg:height="3.507cm" svg:x="1.4cm" svg:y="0.837cm" presentation:class="title">
          <draw:text-box>
            <text:p text:style-name="P2"><text:span text:style-name="T3"><text:tab/></text:span><text:span text:style-name="T3"><text:tab/></text:span><text:span text:style-name="T3"><text:tab/></text:span><text:span text:style-name="T3">Intersubsystem Communication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8" text:style-name="P5">Step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19" text:style-name="P11">List requests that can be made by the collaborators and define them as contract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20" text:style-name="P11">For each contract note the operations required to implement the contract. Associate the operation with a specific class that reside within a subsystem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21" text:style-name="P11">Create a table that describes each contract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22" text:style-name="P11">Subsystem collaboration diagram can be creat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Object Design Proces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Develop a detailed design of the attributes and operations that comprise each class, and a thorough specification of the messages that connect the class with their collaborators</text:p>
              </text:list-item>
            </text:list>
            <text:list text:style-name="L2">
              <text:list-item>
                <text:p text:style-name="P5">Design description of an object</text:p>
              </text:list-item>
            </text:list>
            <text:list text:style-name="L2">
              <text:list-item>
                <text:list>
                  <text:list-item>
                    <text:p text:style-name="P6">Protocol Descri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mplementation Descri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 Description</text:p>
          </draw:text-box>
        </draw:frame>
        <draw:frame presentation:style-name="pr6" draw:text-style-name="P5" draw:layer="layout" svg:width="25.199cm" svg:height="14.344cm" svg:x="1.4cm" svg:y="4.914cm" presentation:class="outline" presentation:user-transformed="true">
          <draw:text-box>
            <text:list text:style-name="L2">
              <text:list-item>
                <text:p text:style-name="P5">Protocol Description (What)</text:p>
              </text:list-item>
            </text:list>
            <text:list text:style-name="L2">
              <text:list-item>
                <text:list>
                  <text:list-item>
                    <text:p text:style-name="P6">Establishes the interface of an object by defining each message that the object can receive and the related operation that the object performs when it receives the mess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x. Given a “Hard Disk” object, possible message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Forma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se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See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a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 Description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Implementation Description (How)</text:p>
              </text:list-item>
            </text:list>
            <text:list text:style-name="L2">
              <text:list-item>
                <text:list>
                  <text:list-item>
                    <text:p text:style-name="P6">Provides the internal (“hidden”) details required for implementation but not necessarily for invo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Object name and reference to class (rose object instance of Flower clas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Private data structures: data items and typ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Procedural description of each op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Algorithms/Data Structures</text:p>
          </draw:text-box>
        </draw:frame>
        <draw:frame presentation:style-name="pr6" draw:text-style-name="P5" draw:layer="layout" svg:width="25.199cm" svg:height="13.874cm" svg:x="1.4cm" svg:y="4.914cm" presentation:class="outline" presentation:user-transformed="true">
          <draw:text-box>
            <text:list text:style-name="L2">
              <text:list-item>
                <text:p text:style-name="P5">An algorithm is created to implement the specification of each operation</text:p>
              </text:list-item>
            </text:list>
            <text:list text:style-name="L2">
              <text:list-item>
                <text:p text:style-name="P5">Data structures are designed concurrently with algorithms</text:p>
              </text:list-item>
            </text:list>
            <text:list text:style-name="L2">
              <text:list-item>
                <text:list>
                  <text:list-item>
                    <text:p text:style-name="P6">Operations manipulate attributes</text:p>
                  </text:list-item>
                </text:list>
              </text:list-item>
            </text:list>
            <text:list text:style-name="L2">
              <text:list-item>
                <text:p text:style-name="P5">Types of operations</text:p>
              </text:list-item>
            </text:list>
            <text:list text:style-name="L2">
              <text:list-item>
                <text:list>
                  <text:list-item>
                    <text:p text:style-name="P6">Operations that manipulate 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perations that perform compu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peration that monitors an 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D Optimization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eview object-relationship model to ensure implemented design leads to efficient utilization of resources and ease of implementation</text:p>
              </text:list-item>
            </text:list>
            <text:list text:style-name="L2">
              <text:list-item>
                <text:p text:style-name="P5">Revise attribute data structures and corresponding operation algorithms to enhance efficient processing</text:p>
              </text:list-item>
            </text:list>
            <text:list text:style-name="L2">
              <text:list-item>
                <text:p text:style-name="P5">Create new attributes to save derived information, avoiding recomputation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mponents and Interface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Interfaces should be represented in the context of the programming language for use in the implementation</text:p>
              </text:list-item>
            </text:list>
            <text:list text:style-name="L2">
              <text:list-item>
                <text:p text:style-name="P5">Makes use of a Program Design Language (PDL)</text:p>
              </text:list-item>
            </text:list>
            <text:list text:style-name="L2">
              <text:list-item>
                <text:list>
                  <text:list-item>
                    <text:p text:style-name="P6">ex. interface in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atterns</text:p>
          </draw:text-box>
        </draw:frame>
        <draw:frame presentation:style-name="pr6" draw:text-style-name="P5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style-name="P5">The best designers in a fields have an uncanny <text:s/>ability to see patterns that characterize a problem and corresponding patterns that can be combined to create a solution</text:p>
              </text:list-item>
            </text:list>
            <text:list text:style-name="L2">
              <text:list-item>
                <text:p text:style-name="P5">Examples: MVC, Singleton, Iterator, Visitor, Factory, Abstract Factory, Bridge, etc</text:p>
              </text:list-item>
            </text:list>
            <text:list text:style-name="L2">
              <text:list-item>
                <text:p text:style-name="P5">Read “Gang of Four” book by Gamma et al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3" text:style-name="P5">Object-oriented design can be described using four layers: subsystem design,class and object design, message design, responsibilities design</text:p>
              </text:list-item>
            </text:list>
            <text:list text:style-name="L2">
              <text:list-item>
                <text:p text:id="id124" text:style-name="P5">OOD looks at two levels of abstractions: subsystem design and class/object design</text:p>
              </text:list-item>
            </text:list>
            <text:list text:style-name="L2">
              <text:list-item>
                <text:p text:id="id125" text:style-name="P5">OOD provides us with the means for breaking down the “partitions” between data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bluesquares" presentation:presentation-page-layout-name="AL2T1"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21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4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3-09T22:17:38</dc:date>
    <meta:print-date>2008-02-04T07:26:42</meta:print-date>
    <dc:language>en-US</dc:language>
    <meta:editing-cycles>2964</meta:editing-cycles>
    <meta:editing-duration>P2DT19H45M3S</meta:editing-duration>
    <meta:user-defined meta:name="Info 1"/>
    <meta:user-defined meta:name="Info 2"/>
    <meta:user-defined meta:name="Info 3"/>
    <meta:user-defined meta:name="Info 4"/>
    <meta:document-statistic meta:object-count="179"/>
  </office:meta>
</office:document-meta>
</file>